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UビューEnexus" svg:font-family="UビューEnexus" style:font-adornments="E" style:font-pitch="variable"/>
    <style:font-face style:name="UビューEnexus1" svg:font-family="UビューEnexus" style:font-adornments="標準" style:font-pitch="variable"/>
  </office:font-face-decls>
  <office:automatic-styles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4a707" officeooo:paragraph-rsid="0004a707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04a707" officeooo:paragraph-rsid="0004a707"/>
    </style:style>
    <style:style style:name="P7" style:family="paragraph" style:parent-style-name="Text_20_body">
      <style:text-properties officeooo:paragraph-rsid="0004a707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04a70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Introduction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102_601359103" text:style-name="Index_20_Link" text:visited-style-name="Index_20_Link">1. はじめに<text:tab/>3</text:a></text:p>
          <text:p text:style-name="P5"><text:a xlink:type="simple" xlink:href="#__RefHeading___Toc104_601359103" text:style-name="Index_20_Link" text:visited-style-name="Index_20_Link">2. 機能概要<text:tab/>4</text:a></text:p>
        </text:index-body>
      </text:table-of-content>
      <text:p text:style-name="P1"/>
      <text:h text:style-name="P6" text:outline-level="1"><text:bookmark-start text:name="__RefHeading___Toc102_601359103"/>1. はじめに<text:bookmark-end text:name="__RefHeading___Toc102_601359103"/></text:h>
      <text:p text:style-name="P7"><text:s/>本書は、<text:span text:style-name="T1">V9968プロセッサの概要と、諸機能の説明についてまとめた説明書である。個別の機能の詳細については、類似する項目毎に分けた説明書にて説明する。具体的には、本書の説明範囲は下記の項目になる。</text:span></text:p>
      <text:p text:style-name="P7"/>
      <text:p text:style-name="P7"><text:tab/><text:span text:style-name="T1">(1) 機能概要</text:span></text:p>
      <text:p text:style-name="P7"><text:tab/><text:span text:style-name="T1">(2) I/Oポートのアクセス方法・バリエーションに関する説明</text:span></text:p>
      <text:p text:style-name="P7"><text:tab/><text:span text:style-name="T1">(3) 画面モードの概要</text:span></text:p>
      <text:p text:style-name="P7"><text:tab/><text:span text:style-name="T1">(4) スプライト機能の概要</text:span></text:p>
      <text:p text:style-name="P7"><text:tab/><text:span text:style-name="T1">(5) VDPコマンドの概要</text:span></text:p>
      <text:p text:style-name="P7"><text:tab/><text:span text:style-name="T1">(6) その他諸機能の説明</text:span></text:p>
      <text:p text:style-name="P7"/>
      <text:p text:style-name="P7"/>
      <text:h text:style-name="P8" text:outline-level="1"><text:bookmark-start text:name="__RefHeading___Toc104_601359103"/>2. 機能概要<text:bookmark-end text:name="__RefHeading___Toc104_601359103"/></text:h>
      <text:p text:style-name="Text_20_body">　<text:span text:style-name="T1">MSX2++ 向けに開発された Video Display Processor (VDP) であり、TMS9918/V9938/V9958 との互換性を持ちつつ、新たな機能を搭載している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UビューEnexus" svg:font-family="UビューEnexus" style:font-adornments="E" style:font-pitch="variable"/>
    <style:font-face style:name="UビューEnexus1" svg:font-family="UビューEnexus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ビューEnexus" fo:font-family="UビューEnexus" style:font-style-name="E" style:font-pitch="variable" style:font-name-asian="UビューEnexus1" style:font-family-asian="UビューEnexus" style:font-style-name-asian="標準" style:font-pitch-asian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09-07T23:02:49.607908000</dc:date>
    <meta:editing-duration>PT17M37S</meta:editing-duration>
    <meta:editing-cycles>2</meta:editing-cycles>
    <meta:generator>LibreOffice/25.2.3.1$Windows_X86_64 LibreOffice_project/d8d1af5f77df955194e52baabe19324532ac8e8b</meta:generator>
    <meta:document-statistic meta:table-count="0" meta:image-count="0" meta:object-count="0" meta:page-count="4" meta:paragraph-count="17" meta:word-count="238" meta:character-count="389" meta:non-whitespace-character-count="358"/>
  </office:meta>
</office:document-meta>
</file>